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Contents_20_Heading">
      <style:text-properties style:font-name="Source Sans Pro" fo:font-size="18pt" style:font-size-asian="18pt" style:font-size-complex="18pt"/>
    </style:style>
    <style:style style:name="P2" style:family="paragraph" style:parent-style-name="Heading">
      <style:paragraph-properties fo:break-before="page"/>
      <style:text-properties style:font-name="Source Sans Pro" fo:font-size="18pt" officeooo:paragraph-rsid="005be734" style:font-size-asian="18pt" style:font-size-complex="18pt"/>
    </style:style>
    <style:style style:name="P3" style:family="paragraph" style:parent-style-name="Heading">
      <style:paragraph-properties fo:break-before="page"/>
      <style:text-properties style:font-name="Source Sans Pro" fo:font-size="18pt" officeooo:paragraph-rsid="006101a0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Source Sans Pro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Source Sans Pro" fo:font-size="20pt" style:font-size-asian="20pt" style:font-size-complex="20pt"/>
    </style:style>
    <style:style style:name="P6" style:family="paragraph" style:parent-style-name="Text_20_body">
      <style:text-properties style:font-name="Source Sans Pro" fo:font-size="18pt" officeooo:paragraph-rsid="006101a0" style:font-size-asian="18pt" style:font-size-complex="18pt"/>
    </style:style>
    <style:style style:name="T1" style:family="text">
      <style:text-properties officeooo:rsid="003bf978"/>
    </style:style>
    <style:style style:name="T2" style:family="text">
      <style:text-properties officeooo:rsid="006101a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pa">
        <text:p text:style-name="P4">UTFPR Dois Vizinhos</text:p>
        <text:p text:style-name="P4">Engenharia de Software</text:p>
        <text:p text:style-name="P4">Banco de Dados 1</text:p>
        <text:p text:style-name="P4">Anderson Chaves Carniel</text:p>
        <text:p text:style-name="P4"/>
        <text:p text:style-name="P5">Trabalho Prático / Parte 2</text:p>
        <text:p text:style-name="P5">Minimundo: Sistema de Relacionamento Cliente e Empresa</text:p>
        <text:p text:style-name="P4"/>
        <text:p text:style-name="P4">XXXXXXX, Paulo Henrique Moschen Sartori</text:p>
        <text:p text:style-name="P4">XXXXXXX, Fabio Henrique Lorenzetti</text:p>
        <text:p text:style-name="P4">1492462, Lucas <text:span text:style-name="T1">d</text:span>a Silva Marcos</text:p>
        <text:p text:style-name="P4">XXXXXXX, Anderson Pereira Brzezinski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Novembro 2019</text:p>
      </text:section>
      <text:section text:style-name="Sect1" text:name="Esquema Relacional">
        <text:section text:style-name="Sect1" text:name="Índice">
          <text:p text:style-name="P3"><text:span text:style-name="T2">Índice</text:span></text:p>
        </text:section>
        <text:p text:style-name="P2">1 Esquema Relacional</text:p>
        <text:section text:style-name="Sect1" text:name="Consultas em Álgebra Relacional">
          <text:p text:style-name="P2">2 Consultas em Álgebra Relacional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1T13:02:52.314555869</meta:creation-date>
    <dc:date>2019-10-31T13:30:35.043137828</dc:date>
    <meta:editing-duration>PT27M23S</meta:editing-duration>
    <meta:editing-cycles>45</meta:editing-cycles>
    <meta:generator>LibreOffice/6.3.0.4$Linux_X86_64 LibreOffice_project/30$Build-4</meta:generator>
    <meta:document-statistic meta:table-count="0" meta:image-count="0" meta:object-count="0" meta:page-count="4" meta:paragraph-count="14" meta:word-count="54" meta:character-count="371" meta:non-whitespace-character-count="331"/>
  </office:meta>
</office:document-meta>
</file>